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e5ff" draw:textarea-horizontal-align="justify" draw:textarea-vertical-align="middle" draw:auto-grow-height="false" fo:min-height="13.35cm" fo:min-width="6.2cm"/>
    </style:style>
    <style:style style:name="gr2" style:family="graphic" style:parent-style-name="standard">
      <style:graphic-properties draw:fill="solid" draw:fill-color="#cce5ff" draw:textarea-horizontal-align="justify" draw:textarea-vertical-align="middle" draw:auto-grow-height="false" fo:min-height="17.65cm" fo:min-width="10.6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1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2cm"/>
      <style:paragraph-properties style:writing-mode="lr-tb"/>
    </style:style>
    <style:style style:name="gr5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614cm"/>
      <style:paragraph-properties style:writing-mode="lr-tb"/>
    </style:style>
    <style:style style:name="gr6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16cm" fo:min-width="0.066cm"/>
      <style:paragraph-properties style:writing-mode="lr-tb"/>
    </style:style>
    <style:style style:name="gr7" style:family="graphic" style:parent-style-name="standard">
      <style:graphic-properties svg:stroke-color="#cc9900" draw:fill="solid" draw:fill-color="#ffff00" draw:textarea-vertical-align="middle" draw:auto-grow-height="false" fo:min-height="0.55cm" fo:min-width="0.3cm"/>
      <style:paragraph-properties style:writing-mode="lr-tb"/>
    </style:style>
    <style:style style:name="gr8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color="#cc9900" draw:fill="solid" draw:fill-color="#ffff66"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65cm" fo:min-width="3.7cm"/>
      <style:paragraph-properties style:writing-mode="lr-tb"/>
    </style:style>
    <style:style style:name="gr11" style:family="graphic" style:parent-style-name="objectwithoutfill">
      <style:graphic-properties svg:stroke-width="0.05cm" svg:stroke-color="#000000" draw:marker-start="Square" draw:marker-start-width="0.38cm" draw:marker-end="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1.15cm" fo:min-width="1.5cm"/>
      <style:paragraph-properties style:writing-mode="lr-tb"/>
    </style:style>
    <style:style style:name="gr13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3.4cm"/>
      <style:paragraph-properties style:writing-mode="lr-tb"/>
    </style:style>
    <style:style style:name="gr14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41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1cm"/>
      <style:paragraph-properties style:writing-mode="lr-tb"/>
    </style:style>
    <style:style style:name="gr16" style:family="graphic" style:parent-style-name="objectwithoutfill">
      <style:graphic-properties draw:stroke="dash" draw:stroke-dash="Fine_20_Dashed"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41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475cm" fo:min-width="0cm"/>
      <style:paragraph-properties style:writing-mode="lr-tb"/>
    </style:style>
    <style:style style:name="gr19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45cm" fo:min-width="3.2cm"/>
      <style:paragraph-properties style:writing-mode="lr-tb"/>
    </style:style>
    <style:style style:name="gr20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614cm" fo:min-width="1.308cm"/>
      <style:paragraph-properties style:writing-mode="lr-tb"/>
    </style:style>
    <style:style style:name="gr21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52cm" fo:min-width="0.06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2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24" style:family="graphic" style:parent-style-name="objectwithoutfill">
      <style:graphic-properties svg:stroke-width="0.05cm" svg:stroke-color="#000000" draw:marker-start="" draw:marker-start-width="0.38cm" draw:marker-end="Arrow" draw:marker-end-width="0.38cm" draw:fill="solid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cm" svg:stroke-color="#000000" draw:marker-start="Arrow" draw:marker-start-width="0.38cm" draw:marker-end="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1.1cm" fo:min-width="1.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28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0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0.824cm" fo:min-width="1cm"/>
      <style:paragraph-properties style:writing-mode="lr-tb"/>
    </style:style>
    <style:style style:name="gr31" style:family="graphic" style:parent-style-name="objectwithoutfill">
      <style:graphic-properties svg:stroke-width="0.05cm" svg:stroke-color="#000000" draw:marker-start="" draw:marker-start-width="0.38cm" draw:marker-end="Arrow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33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45cm" fo:min-width="2.9cm"/>
      <style:paragraph-properties style:writing-mode="lr-tb"/>
    </style:style>
    <style:style style:name="gr34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638cm" fo:min-width="0.131cm"/>
      <style:paragraph-properties style:writing-mode="lr-tb"/>
    </style:style>
    <style:style style:name="P1" style:family="paragraph">
      <loext:graphic-properties draw:fill="solid" draw:fill-color="#cce5ff"/>
      <style:paragraph-properties fo:text-align="center"/>
    </style:style>
    <style:style style:name="P2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solid" draw:fill-color="#ff99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solid" draw:fill-color="#ff6666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="solid" draw:fill-color="#ffff00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ffff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99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solid" draw:fill-color="#ff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009900" fo:font-size="12pt" fo:font-weight="bold" style:font-size-asian="18pt" style:font-weight-asian="bold" style:font-size-complex="18pt" style:font-weight-complex="bold"/>
    </style:style>
    <style:style style:name="P15" style:family="paragraph">
      <loext:graphic-properties draw:fill="solid"/>
      <style:paragraph-properties fo:text-align="center" style:writing-mode="lr-tb"/>
    </style:style>
    <style:style style:name="P16" style:family="paragraph">
      <style:paragraph-properties fo:line-height="150%"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color="#0000ff" fo:language="zxx" fo:country="none" style:language-asian="zxx" style:country-asian="none" style:language-complex="zxx" style:country-complex="none"/>
    </style:style>
    <style:style style:name="T4" style:family="text">
      <style:text-properties fo:color="#009900" fo:font-weight="bold" style:font-weight-asian="bold" style:font-weight-complex="bold"/>
    </style:style>
    <style:style style:name="T5" style:family="text">
      <style:text-properties fo:color="#009900" fo:font-size="12pt" fo:font-weight="bold" style:font-size-asian="18pt" style:font-weight-asian="bold" style:font-size-complex="18pt" style:font-weight-complex="bold"/>
    </style:style>
    <style:style style:name="T6" style:family="text">
      <style:text-properties fo:color="#cc0000"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7cm" svg:height="13.6cm" svg:x="1.027cm" svg:y="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cm" svg:height="17.9cm" svg:x="8.3cm" svg:y="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0.9cm" svg:x="1.3cm" svg:y="2.1cm">
          <text:p text:style-name="P2"><text:span text:style-name="T1">A</text:span><text:span text:style-name="T2">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5cm" svg:height="0.9cm" svg:x="8.6cm" svg:y="2.8cm">
          <text:p text:style-name="P2"><text:span text:style-name="T1">S</text:span><text:span text:style-name="T2">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2cm" svg:height="0.9cm" svg:x="2.8cm" svg:y="5.3cm">
          <text:p text:style-name="P2"><text:span text:style-name="T2">R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8cm" svg:height="0.8cm" svg:x="4.5cm" svg:y="5.7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cm" svg:height="0.8cm" svg:x="3.7cm" svg:y="4cm">
          <text:p text:style-name="P5"><text:span text:style-name="T1">B</text:span></text:p>
          <draw:enhanced-geometry draw:mirror-vertical="false" draw:mirror-horizontal="false" draw:glue-point-type="segments" draw:type="mso-spt100" draw:modifiers="-179.466116574846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6" draw:layer="layout" svg:width="0.8cm" svg:height="0.8cm" svg:x="3.7cm" svg:y="4cm">
          <text:p text:style-name="P5"><text:span text:style-name="T1">B</text:span></text:p>
          <draw:enhanced-geometry draw:mirror-vertical="false" draw:mirror-horizontal="false" draw:glue-point-type="segments" draw:type="mso-spt100" draw:modifiers="-1.38368696736851 179.81241306473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3" draw:layer="layout" svg:width="2.2cm" svg:height="0.9cm" svg:x="2.8cm" svg:y="6.6cm">
          <text:p text:style-name="P2"><text:span text:style-name="T2">RS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8cm" svg:height="0.8cm" svg:x="4.6cm" svg:y="7cm">
          <text:p text:style-name="P2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5.9cm" svg:y1="6.5cm" svg:x2="8.7cm" svg:y2="6.5cm">
          <text:p text:style-name="P7"><text:span text:style-name="T2"><text:s text:c="2"/></text:span><text:span text:style-name="T2">register <text:s text:c="4"/></text:span></text:p>
          <text:p text:style-name="P7"><text:span text:style-name="T2"/></text:p>
        </draw:line>
        <draw:custom-shape draw:style-name="gr9" draw:text-style-name="P9" xml:id="id3" draw:id="id3" draw:layer="layout" svg:width="0.6cm" svg:height="0.7cm" svg:x="3.8cm" svg:y="3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0" draw:text-style-name="P2" draw:layer="layout" svg:width="4.2cm" svg:height="0.9cm" svg:x="4cm" svg:y="1cm">
          <text:p text:style-name="P2"><text:span text:style-name="T1">R</text:span><text:span text:style-name="T2">eferend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8" draw:layer="layout" svg:x1="7.5cm" svg:y1="7.9cm" svg:x2="11.7cm" svg:y2="7.9cm">
          <text:p text:style-name="P7"><text:span text:style-name="T2">no</text:span></text:p>
          <text:p text:style-name="P7"><text:span text:style-name="T2"/></text:p>
        </draw:line>
        <draw:custom-shape draw:style-name="gr12" draw:text-style-name="P10" draw:layer="layout" svg:width="4cm" svg:height="2.8cm" svg:x="9.7cm" svg:y="5.1cm">
          <text:p text:style-name="P2"><text:span text:style-name="T2">can vo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13" draw:text-style-name="P11" draw:layer="layout" svg:width="3.9cm" svg:height="1.6cm" svg:x="12.6cm" svg:y="10.3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gistratio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2cm" svg:height="0.9cm" svg:x="13cm" svg:y="10.537cm">
            <text:p text:style-name="P2"><text:span text:style-name="T2">RS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14.6cm" svg:y="10.937cm">
            <text:p text:style-name="P2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cm" svg:height="0.8cm" svg:x="15.152cm" svg:y="10.937cm">
            <text:p text:style-name="P2"><text:span text:style-name="T2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5" draw:text-style-name="P12" draw:layer="layout" svg:width="7.051cm" svg:height="0.962cm" svg:x="1.2cm" svg:y="16.438cm">
          <draw:text-box>
            <text:p>referendum deadline <text:s/><text:span text:style-name="T4">F</text:span></text:p>
          </draw:text-box>
        </draw:frame>
        <draw:line draw:style-name="gr16" draw:text-style-name="P13" draw:layer="layout" svg:x1="8.1cm" svg:y1="16.9cm" svg:x2="19.5cm" svg:y2="16.9cm">
          <text:p/>
        </draw:line>
        <draw:custom-shape draw:style-name="gr17" draw:text-style-name="P3" draw:layer="layout" svg:width="1.997cm" svg:height="0.9cm" svg:x="9.6cm" svg:y="10.5cm">
          <text:p text:style-name="P2"><text:span text:style-name="T2">R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8cm" svg:height="0.8cm" svg:x="11.201cm" svg:y="10.995cm">
          <text:p text:style-name="P2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0.7cm" svg:height="0.725cm" svg:x="11cm" svg:y="10.4cm">
          <draw:text-box>
            <text:p text:style-name="P7"><text:span text:style-name="T5">F</text:span></text:p>
          </draw:text-box>
        </draw:frame>
        <draw:custom-shape draw:style-name="gr19" draw:text-style-name="P11" xml:id="id5" draw:id="id5" draw:layer="layout" svg:width="3.7cm" svg:height="1.7cm" svg:x="1.6cm" svg:y="13.2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ballot</text:span></text:p>
          <draw:enhanced-geometry svg:viewBox="0 0 21600 21600" draw:type="rectangle" draw:enhanced-path="M 0 0 L 21600 0 21600 21600 0 21600 0 0 Z N"/>
        </draw:custom-shape>
        <draw:g>
          <draw:custom-shape draw:style-name="gr20" draw:text-style-name="P3" draw:layer="layout" svg:width="1.9cm" svg:height="0.956cm" svg:x="1.8cm" svg:y="13.419cm">
            <text:p text:style-name="P2"><text:span text:style-name="T2">RS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4" draw:layer="layout" svg:width="0.8cm" svg:height="0.85cm" svg:x="3.3cm" svg:y="13.922cm">
            <text:p text:style-name="P2"><text:span text:style-name="T2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4" draw:layer="layout" svg:width="0.7cm" svg:height="0.77cm" svg:x="3.126cm" svg:y="13.313cm">
            <draw:text-box>
              <text:p text:style-name="P7"><text:span text:style-name="T5">F</text:span></text:p>
            </draw:text-box>
          </draw:frame>
        </draw:g>
        <draw:frame draw:style-name="gr23" draw:text-style-name="P12" xml:id="id1" draw:id="id1" draw:layer="layout" svg:width="1.488cm" svg:height="0.962cm" svg:x="13.712cm" svg:y="5.9cm">
          <draw:text-box>
            <text:p>yes</text:p>
          </draw:text-box>
        </draw:frame>
        <draw:connector draw:style-name="gr24" draw:text-style-name="P13" draw:layer="layout" draw:line-skew="1.299cm" svg:x1="15.2cm" svg:y1="6.381cm" svg:x2="16.5cm" svg:y2="11.1cm" draw:start-shape="id1" draw:start-glue-point="1" svg:d="M15200 6381h2199v4719h-899" svg:viewBox="0 0 2200 4720">
          <text:p/>
        </draw:connector>
        <draw:line draw:style-name="gr25" draw:text-style-name="P15" draw:layer="layout" svg:x1="7.4cm" svg:y1="10.948cm" svg:x2="9.4cm" svg:y2="10.948cm">
          <text:p text:style-name="P7"><text:s text:c="5"/>OK</text:p>
          <text:p text:style-name="P7"/>
        </draw:line>
        <draw:custom-shape draw:style-name="gr26" draw:text-style-name="P10" draw:layer="layout" svg:width="4cm" svg:height="2.7cm" svg:x="2.3cm" svg:y="8.2cm">
          <text:p text:style-name="P2"><text:span text:style-name="T2">S answ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2" xml:id="id2" draw:id="id2" draw:layer="layout" svg:width="1.205cm" svg:height="0.962cm" svg:x="1.311cm" svg:y="9.069cm">
          <draw:text-box>
            <text:p>no</text:p>
          </draw:text-box>
        </draw:frame>
        <draw:connector draw:style-name="gr28" draw:text-style-name="P15" draw:layer="layout" draw:line-skew="1.569cm -1.958cm" svg:x1="1.913cm" svg:y1="10.031cm" svg:x2="3.8cm" svg:y2="3.55cm" draw:start-shape="id2" draw:start-glue-point="2" draw:end-shape="id3" draw:end-glue-point="3" svg:d="M1913 10031v2069h-713v-8550h2600" svg:viewBox="0 0 2601 8551">
          <text:p/>
        </draw:connector>
        <draw:connector draw:style-name="gr24" draw:text-style-name="P13" draw:layer="layout" svg:x1="6.81cm" svg:y1="10.048cm" svg:x2="5.3cm" svg:y2="14.05cm" draw:start-shape="id4" draw:start-glue-point="2" draw:end-shape="id5" draw:end-glue-point="1" svg:d="M6810 10048v4002h-1510" svg:viewBox="0 0 1511 4003">
          <text:p/>
        </draw:connector>
        <draw:frame draw:style-name="gr29" draw:text-style-name="P12" xml:id="id4" draw:id="id4" draw:layer="layout" svg:width="1.421cm" svg:height="0.962cm" svg:x="6.1cm" svg:y="9.086cm">
          <draw:text-box>
            <text:p>OK</text:p>
          </draw:text-box>
        </draw:frame>
        <draw:connector draw:style-name="gr28" draw:text-style-name="P15" draw:layer="layout" draw:line-skew="0.038cm -1.219cm" svg:x1="4.209cm" svg:y1="11.562cm" svg:x2="3.8cm" svg:y2="3.55cm" draw:start-shape="id6" draw:start-glue-point="2" draw:end-shape="id3" draw:end-glue-point="3" svg:d="M4209 11562v538h-3009v-8550h2600" svg:viewBox="0 0 3010 8551">
          <text:p/>
        </draw:connector>
        <draw:frame draw:style-name="gr29" draw:text-style-name="P12" xml:id="id6" draw:id="id6" draw:layer="layout" svg:width="2.581cm" svg:height="0.962cm" svg:x="2.919cm" svg:y="10.6cm">
          <draw:text-box>
            <text:p>timeout</text:p>
          </draw:text-box>
        </draw:frame>
        <draw:custom-shape draw:style-name="gr30" draw:text-style-name="P10" xml:id="id7" draw:id="id7" draw:layer="layout" svg:width="3cm" svg:height="2.148cm" svg:x="8.5cm" svg:y="18.378cm">
          <text:p text:style-name="P2"><text:span text:style-name="T2">check 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1" draw:text-style-name="P15" draw:layer="layout" svg:x1="11.5cm" svg:y1="19.452cm" svg:x2="15.7cm" svg:y2="19.45cm" draw:start-shape="id7" draw:start-glue-point="7" draw:end-shape="id8" draw:end-glue-point="3" svg:d="M11500 19452h1987v-2h2213" svg:viewBox="0 0 4201 3">
          <text:p text:style-name="P7">found earlier <text:s text:c="3"/></text:p>
          <text:p text:style-name="P7">registration <text:s text:c="3"/></text:p>
        </draw:connector>
        <draw:frame draw:style-name="gr32" draw:text-style-name="P12" draw:layer="layout" svg:width="2.792cm" svg:height="0.962cm" svg:x="8.608cm" svg:y="17.292cm">
          <draw:text-box>
            <text:p>for all A:</text:p>
          </draw:text-box>
        </draw:frame>
        <draw:custom-shape draw:style-name="gr33" draw:text-style-name="P11" xml:id="id8" draw:id="id8" draw:layer="layout" svg:width="3.4cm" svg:height="1.7cm" svg:x="15.7cm" svg:y="18.6cm"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16"><text:span text:style-name="T6">revoked ballot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cm" svg:height="0.9cm" svg:x="15.946cm" svg:y="18.825cm">
          <text:p text:style-name="P2"><text:span text:style-name="T2">R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8cm" svg:height="0.8cm" svg:x="17.546cm" svg:y="19.325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cm" svg:height="0.8cm" svg:x="18.151cm" svg:y="19.326cm">
          <text:p text:style-name="P2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4" draw:text-style-name="P3" draw:layer="layout" svg:width="0.699cm" svg:height="0.956cm" svg:x="3.901cm" svg:y="13.42cm">
            <text:p text:style-name="P2"><text:span text:style-name="T2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4.223cm" svg:y="13.975cm">
            <text:p text:style-name="P2"><text:span text:style-name="T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18T12:35:29.042000000</meta:creation-date>
    <dc:date>2020-04-18T16:12:19.211000000</dc:date>
    <meta:editing-duration>PT10H43M50S</meta:editing-duration>
    <meta:editing-cycles>37</meta:editing-cycles>
    <meta:generator>LibreOffice/6.4.2.2$Windows_X86_64 LibreOffice_project/4e471d8c02c9c90f512f7f9ead8875b57fcb1ec3</meta:generator>
    <meta:print-date>2020-04-10T11:11:35.699000000</meta:print-date>
    <meta:document-statistic meta:object-count="50"/>
  </office:meta>
</office:document-meta>
</file>